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16/16</text:p>
      <text:p text:style-name="Standard"/>
      <text:p text:style-name="Standard">An Assembly is the result of compiling </text:p>
      <text:p text:style-name="Standard"/>
      <text:p text:style-name="Standard">Namespace contains classe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6T10:04:51.21</meta:creation-date>
    <meta:document-statistic meta:table-count="0" meta:image-count="0" meta:object-count="0" meta:page-count="1" meta:paragraph-count="3" meta:word-count="13" meta:character-count="89"/>
    <dc:date>2016-03-16T17:55:45.72</dc:date>
    <meta:editing-duration>PT7H8M22S</meta:editing-duration>
    <meta:editing-cycles>1</meta:editing-cycles>
    <meta:generator>OpenOffice/4.1.2$Win32 OpenOffice.org_project/412m3$Build-9782</meta:generator>
  </office:meta>
</office:document-meta>
</file>